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SettingsEditor.resourceChanged( IResourceChange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vySettingsEditor.addP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Editor.createPageXM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vySettingsEdito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SettingsEditor.setInput( IEditorInput inp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vySettingsEditor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vySettingsEditor.doSave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SettingsEditor.newCompletionModel( I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SettingsEditor.IvySettings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SettingsEditor.isSaveAs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Editor.doSave( IProgressMonitor moni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vySettingsEditor.gotoMarker( IMarker mar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SettingsEditor.init( IEditorSite site , IEditorInput editor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